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89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1.5528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1.3236in"/>
    </style:style>
    <style:style style:name="co7" style:family="table-column">
      <style:table-column-properties fo:break-before="auto" style:column-width="1.48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a9e82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af6025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9b009b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63c837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86400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80096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aa007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00b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c8c8c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78787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505050" style:text-align-source="fix" style:repeat-content="false"/>
      <style:paragraph-properties fo:text-align="center" fo:margin-left="0in"/>
      <style:text-properties fo:color="#eed291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2f5bf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3e80bc" style:text-align-source="fix" style:repeat-content="false"/>
      <style:paragraph-properties fo:text-align="center" fo:margin-left="0in"/>
      <style:text-properties fo:color="#ebcf9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df960d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87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a325a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7d7d00" style:text-align-source="fix" style:repeat-content="false"/>
      <style:paragraph-properties fo:text-align="center" fo:margin-left="0in"/>
      <style:text-properties fo:color="#4b32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009600" style:text-align-source="fix" style:repeat-content="false"/>
      <style:paragraph-properties fo:text-align="center" fo:margin-left="0in"/>
      <style:text-properties fo:color="#0000a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b4b4b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e6dabe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c8bca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aa9e82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dfaf6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878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80ffbf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string">
            <text:p>features</text:p>
          </table:table-cell>
          <table:table-cell table:style-name="ce1" office:value-type="string">
            <text:p>sound</text:p>
          </table:table-cell>
          <table:table-cell table:style-name="ce1" office:value-type="string">
            <text:p>volume</text:p>
          </table:table-cell>
          <table:table-cell table:style-name="ce1" office:value-type="string">
            <text:p>font size</text:p>
          </table:table-cell>
          <table:table-cell table:style-name="ce1" office:value-type="string">
            <text:p>color approx</text:p>
          </table:table-cell>
          <table:table-cell table:style-name="ce1" office:value-type="string">
            <text:p>standard</text:p>
          </table:table-cell>
          <table:table-cell table:style-name="ce1" office:value-type="string">
            <text:p>gear hunter</text:p>
          </table:table-cell>
          <table:table-cell table:style-name="ce1" office:value-type="string">
            <text:p>speed leveling</text:p>
          </table:table-cell>
          <table:table-cell table:style-name="ce1" office:value-type="string">
            <text:p>animate weapon</text:p>
          </table:table-cell>
          <table:table-cell table:number-columns-repeated="1015"/>
        </table:table-row>
        <table:table-row table:style-name="ro2">
          <table:table-cell office:value-type="string">
            <text:p>fishing rod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3" office:value-type="string">
            <text:p>fishing ro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uniques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4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jewels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5" office:value-type="string">
            <text:p>jewel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quality gems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6" office:value-type="string">
            <text:p>gem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gems</text:p>
          </table:table-cell>
          <table:table-cell table:number-columns-repeated="3"/>
          <table:table-cell table:style-name="ce7" office:value-type="string">
            <text:p>vanilla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divination cards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8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map device items – t12+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9" office:value-type="string">
            <text:p>map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map device items – t7 to t11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40">
            <text:p>40</text:p>
          </table:table-cell>
          <table:table-cell table:style-name="ce9" office:value-type="string">
            <text:p>map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map device items – t1 to t6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10" office:value-type="string">
            <text:p>map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map device items – other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1" office:value-type="string">
            <text:p>offering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6 linked sockets gear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2" office:value-type="string">
            <text:p>6 link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5 linked sockets gear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3" office:value-type="string">
            <text:p>5 link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6 sockets gear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14" office:value-type="string">
            <text:p>6 socket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regal vendor recipe high bas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5" office:value-type="string">
            <text:p>regal high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regal vendor recipe low base</text:p>
          </table:table-cell>
          <table:table-cell table:number-columns-repeated="3"/>
          <table:table-cell table:style-name="ce16" office:value-type="string">
            <text:p>regal low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haos vendor recipe high bas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7" office:value-type="string">
            <text:p>chaos high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haos vendor recipe low base</text:p>
          </table:table-cell>
          <table:table-cell table:number-columns-repeated="3"/>
          <table:table-cell table:style-name="ce18" office:value-type="string">
            <text:p>chaos low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hance vendor recip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9" office:value-type="string">
            <text:p>chance recipe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hisel vendor recipe</text:p>
          </table:table-cell>
          <table:table-cell table:number-columns-repeated="3"/>
          <table:table-cell table:style-name="ce20" office:value-type="string">
            <text:p>chisel recipe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hromatic vendor recipe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21" office:value-type="string">
            <text:p>chrome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utility flask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3" office:value-type="string">
            <text:p>utility flask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endgame mana / life flask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2" office:value-type="string">
            <text:p>life / mana flask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leveling mana / life flasks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13" office:value-type="string">
            <text:p>life / mana flask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urrency – t1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23" office:value-type="string">
            <text:p>kalandra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urrency – t2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24" office:value-type="string">
            <text:p>exal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urrency – t3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3" office:value-type="string">
            <text:p>chao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urrency – t4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5" office:value-type="string">
            <text:p>alteration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urrency – chromatic orbs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45">
            <text:p>45</text:p>
          </table:table-cell>
          <table:table-cell table:style-name="ce3" office:value-type="string">
            <text:p>chrom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urrency – other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5" office:value-type="string">
            <text:p>other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scroll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6" office:value-type="string">
            <text:p>scroll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talisman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7" office:value-type="string">
            <text:p>vanilla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labyrinth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7" office:value-type="string">
            <text:p>labyrinth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hancing unique endgame items</text:p>
          </table:table-cell>
          <table:table-cell table:number-columns-repeated="3"/>
          <table:table-cell table:style-name="ce28" office:value-type="string">
            <text:p>chancing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crafting / alchemy orb rolling items</text:p>
          </table:table-cell>
          <table:table-cell table:number-columns-repeated="3"/>
          <table:table-cell table:style-name="ce29" office:value-type="string">
            <text:p>crafting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build specific gear hunting</text:p>
          </table:table-cell>
          <table:table-cell table:number-columns-repeated="3"/>
          <table:table-cell table:style-name="ce29" office:value-type="string">
            <text:p>build gear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animate weapon w/ spirit guard</text:p>
          </table:table-cell>
          <table:table-cell table:number-columns-repeated="3"/>
          <table:table-cell table:style-name="ce30" office:value-type="string">
            <text:p>animate weapon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>
            <text:p>hide items not defined in a rule</text:p>
          </table:table-cell>
          <table:table-cell table:number-columns-repeated="3"/>
          <table:table-cell table:style-name="ce7" office:value-type="string">
            <text:p>no face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7/20/2016</text:date>, <text:time>22:5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9M40S</meta:editing-duration>
    <meta:editing-cycles>40</meta:editing-cycles>
    <meta:generator>OpenOffice/4.1.2$Win32 OpenOffice.org_project/412m3$Build-9782</meta:generator>
    <dc:date>2016-07-20T22:56:42.78</dc:date>
    <dc:creator>richard miller</dc:creator>
    <meta:document-statistic meta:table-count="3" meta:cell-count="273" meta:object-count="0"/>
    <meta:user-defined meta:name="Info 1"/>
    <meta:user-defined meta:name="Info 2"/>
    <meta:user-defined meta:name="Info 3"/>
    <meta:user-defined meta:name="Info 4"/>
  </office:meta>
</office:document-meta>
</file>